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e00b" officeooo:paragraph-rsid="0013e00b"/>
    </style:style>
    <style:style style:name="P2" style:family="paragraph" style:parent-style-name="Standard">
      <style:text-properties fo:font-size="14pt" fo:font-weight="bold" officeooo:rsid="0013e00b" officeooo:paragraph-rsid="0013e00b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66444" officeooo:paragraph-rsid="00166444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5352d" officeooo:paragraph-rsid="0015352d"/>
    </style:style>
    <style:style style:name="P5" style:family="paragraph" style:parent-style-name="Standard">
      <style:text-properties fo:font-size="12pt" fo:font-weight="normal" officeooo:rsid="00166444" officeooo:paragraph-rsid="0016644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66444" officeooo:paragraph-rsid="00166444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83d4c" officeooo:paragraph-rsid="00183d4c" style:font-size-asian="10.5pt" style:font-weight-asian="normal" style:font-size-complex="12pt" style:font-weight-complex="normal"/>
    </style:style>
    <style:style style:name="T1" style:family="text">
      <style:text-properties officeooo:rsid="0015352d"/>
    </style:style>
    <style:style style:name="T2" style:family="text">
      <style:text-properties officeooo:rsid="00183d4c"/>
    </style:style>
    <style:style style:name="T3" style:family="text">
      <style:text-properties officeooo:rsid="0019fc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teiro para o git definitivo UHUUUUU</text:p>
      <text:p text:style-name="P1"/>
      <text:p text:style-name="P1">Para configurar: </text:p>
      <text:p text:style-name="P1"/>
      <text:p text:style-name="P1">1º git clone &lt;url&gt;</text:p>
      <text:p text:style-name="P1"/>
      <text:p text:style-name="P1">2º git config <text:s/>--global user.name “Seu Nome No Git”</text:p>
      <text:p text:style-name="P1"><text:s text:c="4"/>git config <text:s/>--global user.email “seu e-mail do git”</text:p>
      <text:p text:style-name="P1"/>
      <text:p text:style-name="P1">3º git remote add origin &lt;url do repositorio&gt; </text:p>
      <text:p text:style-name="P1"/>
      <text:p text:style-name="P1">A partir daqui, o repositório já esta criado e configurado na sua máquina</text:p>
      <text:p text:style-name="P1"/>
      <text:p text:style-name="P1">Editar aqui os arquivos, sempre salvar na pasta repositório.</text:p>
      <text:p text:style-name="P1"/>
      <text:p text:style-name="P1">Para enviar os commits:</text:p>
      <text:p text:style-name="P1"/>
      <text:p text:style-name="P1">1º git add pasta ou repositório</text:p>
      <text:p text:style-name="P1"/>
      <text:p text:style-name="P1">2º git commit -m “Mensagem a ser passada junto ao commit”</text:p>
      <text:p text:style-name="P1"/>
      <text:p text:style-name="P1">3º git push -<text:span text:style-name="T1">u origin master</text:span></text:p>
      <text:p text:style-name="P1"/>
      <text:p text:style-name="P1">Para atualizar seu reposit<text:span text:style-name="T3">ó</text:span>rio, entre nele pelo git bash e escreva:</text:p>
      <text:p text:style-name="P4"/>
      <text:p text:style-name="P2">git pull</text:p>
      <text:p text:style-name="P1"/>
      <text:p text:style-name="P4">Muito importante antes de começar a editar os arquivos</text:p>
      <text:p text:style-name="P4"/>
      <text:p text:style-name="P3">Resolvendo Conflitos</text:p>
      <text:p text:style-name="P3"/>
      <text:p text:style-name="P5">Quando você der git pull e for notificado com conflitos no programa, isso quer dizer que alguém fez commit e que difere do programa que esta na sua máquina. Para resolver siga os seguintes passos:</text:p>
      <text:p text:style-name="P5"/>
      <text:p text:style-name="P7">1º Dê git add e git commit ( você será notificado novamente do conflito) porém agora a sua máquina e o github estaram sincronizados, após isso dê git pull novamente.</text:p>
      <text:p text:style-name="P5"/>
      <text:p text:style-name="P5"><text:span text:style-name="T2">2</text:span>º abra o programa que esta com conflito, nas areas notificadas pelo git em conflito devem estar comentários sobre o que ocorreu. Apague esses comentários e salve o programa. Verifique se não há mais conflitos.</text:p>
      <text:p text:style-name="P5"/>
      <text:p text:style-name="P5"><text:span text:style-name="T2">3</text:span>º Feche o programa e dê o git add, git commit e o git push, isso irá resol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20:27:12.053247881</meta:creation-date>
    <dc:date>2018-10-29T17:24:44.081664693</dc:date>
    <meta:editing-duration>PT23M21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20" meta:word-count="230" meta:character-count="1295" meta:non-whitespace-character-count="1079"/>
  </office:meta>
</office:document-meta>
</file>